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bf0041" svg:stroke-opacity="0%" draw:fill-color="#bf0041" draw:textarea-horizontal-align="justify" draw:textarea-vertical-align="middle" draw:auto-grow-height="false" fo:min-height="1.469cm" fo:min-width="3.759cm" draw:shadow="visible"/>
      <style:paragraph-properties style:writing-mode="lr-tb"/>
    </style:style>
    <style:style style:name="gr2" style:family="graphic" style:parent-style-name="standard">
      <style:graphic-properties svg:stroke-color="#bf0041" svg:stroke-opacity="0%" draw:fill-color="#2a6099" draw:opacity="100%" draw:textarea-horizontal-align="justify" draw:textarea-vertical-align="middle" draw:auto-grow-height="false" fo:min-height="1.469cm" fo:min-width="3.759cm" draw:shadow="visible"/>
      <style:paragraph-properties style:writing-mode="lr-tb"/>
    </style:style>
    <style:style style:name="gr3" style:family="graphic" style:parent-style-name="standard">
      <style:graphic-properties svg:stroke-color="#bf0041" svg:stroke-opacity="0%" draw:fill-color="#158466" draw:opacity="100%" draw:textarea-horizontal-align="justify" draw:textarea-vertical-align="middle" draw:auto-grow-height="false" fo:min-height="1.469cm" fo:min-width="3.759cm" draw:shadow="visible"/>
      <style:paragraph-properties style:writing-mode="lr-tb"/>
    </style:style>
    <style:style style:name="gr4" style:family="graphic" style:parent-style-name="standard">
      <style:graphic-properties svg:stroke-color="#bf0041" svg:stroke-opacity="0%" draw:fill-color="#ffbf00" draw:opacity="100%" draw:textarea-horizontal-align="justify" draw:textarea-vertical-align="middle" draw:auto-grow-height="false" fo:min-height="1.469cm" fo:min-width="3.759cm" draw:shadow="visibl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fill-color="#bf0041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bf0041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fill-color="#bf0041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fill-color="#bf0041" draw:textarea-vertical-align="middle"/>
    </style:style>
    <style:style style:name="gr9" style:family="graphic" style:parent-style-name="standard">
      <style:graphic-properties svg:stroke-width="0.159cm" svg:stroke-color="#ff0000" draw:marker-start-width="0.438cm" draw:marker-end-width="0.438cm" draw:fill-color="#bf0041" draw:opacity="0%" draw:textarea-horizontal-align="justify" draw:textarea-vertical-align="middle" draw:auto-grow-height="false" fo:min-height="3.402cm" fo:min-width="14.899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fo:min-height="1.171cm"/>
      <style:paragraph-properties style:writing-mode="lr-tb"/>
    </style:style>
    <style:style style:name="gr11" style:family="graphic" style:parent-style-name="standard">
      <style:graphic-properties svg:stroke-width="0.159cm" svg:stroke-color="#3465a4" draw:marker-start-width="0.438cm" draw:marker-end-width="0.438cm" draw:fill-color="#bf0041" draw:opacity="0%" draw:textarea-horizontal-align="justify" draw:textarea-vertical-align="middle" draw:auto-grow-height="false" fo:min-height="3.402cm" fo:min-width="14.9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8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8" style:family="graphic" style:parent-style-name="objectwithoutfill">
      <style:graphic-properties svg:stroke-width="0.212cm" svg:stroke-color="#bf0041" draw:marker-start-width="0.518cm" draw:marker-end-width="0.518cm" draw:fill="none" draw:fill-color="#bf0041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svg:stroke-width="0.212cm" svg:stroke-color="#2a6099" draw:marker-start-width="0.518cm" draw:marker-end-width="0.518cm" draw:fill="none" draw:fill-color="#bf0041" draw:textarea-vertical-align="middle" fo:padding-top="0.231cm" fo:padding-bottom="0.231cm" fo:padding-left="0.356cm" fo:padding-right="0.356cm"/>
    </style:style>
    <style:style style:name="gr20" style:family="graphic" style:parent-style-name="objectwithoutfill">
      <style:graphic-properties svg:stroke-width="0.212cm" svg:stroke-color="#ffbf00" draw:marker-start-width="0.518cm" draw:marker-end-width="0.518cm" draw:fill="none" draw:fill-color="#bf0041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fo:min-height="1.2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3" style:family="graphic" style:parent-style-name="standard">
      <style:graphic-properties svg:stroke-width="0.159cm" svg:stroke-color="#ffbf00" draw:marker-start-width="0.438cm" draw:marker-end-width="0.438cm" draw:fill-color="#bf0041" draw:opacity="0%" draw:textarea-horizontal-align="justify" draw:textarea-vertical-align="middle" draw:auto-grow-height="false" fo:min-height="2.449cm" fo:min-width="14.899cm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081cm" svg:stroke-color="#000000" draw:marker-start-width="0.322cm" draw:marker-end="Arrowheads_20_6" draw:marker-end-width="0.422cm" draw:fill="none" draw:fill-color="#bf0041" draw:textarea-vertical-align="middle" fo:padding-top="0.166cm" fo:padding-bottom="0.166cm" fo:padding-left="0.291cm" fo:padding-right="0.291cm"/>
    </style:style>
    <style:style style:name="gr25" style:family="graphic" style:parent-style-name="standard">
      <style:graphic-properties draw:stroke="none" svg:stroke-color="#000000" draw:fill="none" draw:fill-color="#ffffff" fo:min-height="1.294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bf004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-color="#2a6099" draw:opacity="100%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-color="#158466" draw:opacity="100%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" style:family="paragraph">
      <loext:graphic-properties draw:fill-color="#ffbf00" draw:opacity="100%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6" style:family="paragraph">
      <loext:graphic-properties draw:fill="none" draw:fill-color="#bf0041"/>
      <style:paragraph-properties fo:text-align="center"/>
    </style:style>
    <style:style style:name="P7" style:family="paragraph">
      <loext:graphic-properties draw:fill-color="#bf0041"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bf0041" loext:opacity="100%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ffbf00" loext:opacity="100%" fo:font-weight="bold" style:font-weight-asian="bold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18" style:family="paragraph">
      <style:text-properties fo:color="#ffbf00" loext:opacity="100%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style:text-position="0% 100%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color="#c9211e" loext:opacity="100%" style:text-position="0% 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bf0041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bf0041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bf00" loext:opacity="100%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bf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905cm" svg:x="2.27cm" svg:y="9.572cm">
          <text:p text:style-name="P1"><text:span text:style-name="T1">软件</text:span><text:span text:style-name="T1">A 1.0</text:span></text:p>
          <text:p text:style-name="P1"><text:span text:style-name="T2">以</text:span><text:span text:style-name="T2">L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445cm" svg:height="1.905cm" svg:x="12.654cm" svg:y="5.127cm">
          <text:p text:style-name="P1"><text:span text:style-name="T1">软件</text:span><text:span text:style-name="T1">A’ 1.0</text:span></text:p>
          <text:p text:style-name="P1"><text:span text:style-name="T2">以</text:span><text:span text:style-name="T2">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445cm" svg:height="1.905cm" svg:x="2.27cm" svg:y="16.24cm">
          <text:p text:style-name="P1"><text:span text:style-name="T1">软件</text:span><text:span text:style-name="T1">B 1.0</text:span></text:p>
          <text:p text:style-name="P1"><text:span text:style-name="T3">私有软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445cm" svg:height="1.905cm" svg:x="12.628cm" svg:y="14.017cm">
          <text:p text:style-name="P1"><text:span text:style-name="T1">软件</text:span><text:span text:style-name="T1">AB 1.0</text:span></text:p>
          <text:p text:style-name="P1"><text:span text:style-name="T3">私有软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445cm" svg:height="1.905cm" svg:x="22.907cm" svg:y="14.017cm">
          <text:p text:style-name="P1"><text:span text:style-name="T1">软件</text:span><text:span text:style-name="T1">AB 2.0</text:span></text:p>
          <text:p text:style-name="P1"><text:span text:style-name="T3">私有软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45cm" svg:height="1.905cm" svg:x="12.628cm" svg:y="9.572cm">
          <text:p text:style-name="P1"><text:span text:style-name="T1">软件</text:span><text:span text:style-name="T1">A 1.1</text:span></text:p>
          <text:p text:style-name="P1"><text:span text:style-name="T2">以</text:span><text:span text:style-name="T2">L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445cm" svg:height="1.905cm" svg:x="22.907cm" svg:y="5.127cm">
          <text:p text:style-name="P1"><text:span text:style-name="T1">软件</text:span><text:span text:style-name="T1">A’ 1.1</text:span></text:p>
          <text:p text:style-name="P1"><text:span text:style-name="T2">以</text:span><text:span text:style-name="T2">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45cm" svg:height="1.905cm" svg:x="22.907cm" svg:y="9.572cm">
          <text:p text:style-name="P1"><text:span text:style-name="T1">软件</text:span><text:span text:style-name="T1">A 1.2</text:span></text:p>
          <text:p text:style-name="P1"><text:span text:style-name="T2">以</text:span><text:span text:style-name="T2">L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7.35cm" svg:y1="10.525cm" svg:x2="12.112cm" svg:y2="10.525cm">
          <text:p/>
        </draw:line>
        <draw:line draw:style-name="gr5" draw:text-style-name="P6" draw:layer="layout" svg:x1="17.827cm" svg:y1="10.525cm" svg:x2="22.589cm" svg:y2="10.525cm">
          <text:p/>
        </draw:line>
        <draw:line draw:style-name="gr5" draw:text-style-name="P6" draw:layer="layout" svg:x1="17.827cm" svg:y1="6.08cm" svg:x2="22.589cm" svg:y2="6.08cm">
          <text:p/>
        </draw:line>
        <draw:line draw:style-name="gr5" draw:text-style-name="P6" draw:layer="layout" svg:x1="17.827cm" svg:y1="14.97cm" svg:x2="22.589cm" svg:y2="14.97cm">
          <text:p/>
        </draw:line>
        <draw:line draw:style-name="gr6" draw:text-style-name="P6" draw:layer="layout" svg:x1="7.35cm" svg:y1="9.89cm" svg:x2="12.112cm" svg:y2="6.397cm">
          <text:p/>
        </draw:line>
        <draw:line draw:style-name="gr7" draw:text-style-name="P6" draw:layer="layout" svg:x1="7.35cm" svg:y1="11.16cm" svg:x2="12.112cm" svg:y2="14.017cm">
          <text:p/>
        </draw:line>
        <draw:line draw:style-name="gr8" draw:text-style-name="P6" draw:layer="layout" svg:x1="7.35cm" svg:y1="17.51cm" svg:x2="12.112cm" svg:y2="15.287cm">
          <text:p/>
        </draw:line>
        <draw:custom-shape draw:style-name="gr9" draw:text-style-name="P7" draw:layer="layout" svg:width="15.557cm" svg:height="3.81cm" svg:x="12.43cm" svg:y="8.6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5.557cm" svg:height="1.421cm" svg:x="12.43cm" svg:y="12.43cm">
          <draw:text-box>
            <text:p><text:span text:style-name="T4">通过直接修改原作品形成的衍生作品需要以</text:span><text:span text:style-name="T4">LGPL</text:span><text:span text:style-name="T4">发布</text:span></text:p>
          </draw:text-box>
        </draw:frame>
        <draw:custom-shape draw:style-name="gr11" draw:text-style-name="P7" draw:layer="layout" svg:width="15.558cm" svg:height="3.81cm" svg:x="12.43cm" svg:y="4.492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8.572cm" svg:height="3.008cm" svg:x="12.43cm" svg:y="3.54cm">
          <draw:text-box>
            <text:p><text:span text:style-name="T5">转换为</text:span><text:span text:style-name="T5">GPL</text:span><text:span text:style-name="T5">后，遵守</text:span><text:span text:style-name="T5">GPL</text:span><text:span text:style-name="T5">的规则</text:span></text:p>
          </draw:text-box>
        </draw:frame>
        <draw:frame draw:style-name="gr13" draw:text-style-name="P11" draw:layer="layout" svg:width="6.322cm" svg:height="3.131cm" svg:x="5.762cm" svg:y="13.744cm">
          <draw:text-box>
            <text:p text:style-name="P10"><text:span text:style-name="T6">LGPL</text:span><text:span text:style-name="T6">允许通过</text:span><text:span text:style-name="T7">链接</text:span><text:span text:style-name="T6">形成的衍生作品</text:span><text:span text:style-name="T7">以其他许可证</text:span><text:span text:style-name="T6">发布。</text:span></text:p>
          </draw:text-box>
        </draw:frame>
        <draw:frame draw:style-name="gr14" draw:text-style-name="P12" draw:layer="layout" svg:width="4.127cm" svg:height="4.128cm" svg:x="6.715cm" svg:y="5.762cm">
          <draw:text-box>
            <text:p><text:span text:style-name="T8">LGPL</text:span><text:span text:style-name="T8">的衍生作品也可以以</text:span><text:span text:style-name="T8">GPL</text:span><text:span text:style-name="T8">发布。</text:span></text:p>
          </draw:text-box>
        </draw:frame>
        <draw:frame draw:style-name="gr15" draw:text-style-name="P11" draw:layer="layout" svg:width="3.81cm" svg:height="2.567cm" svg:x="17.51cm" svg:y="6.08cm">
          <draw:text-box>
            <text:p text:style-name="P10"><text:span text:style-name="T9">GPL</text:span><text:span text:style-name="T9">程序可以使用</text:span><text:span text:style-name="T9">LGPL</text:span><text:span text:style-name="T9">程序的代码。</text:span></text:p>
            <text:p text:style-name="P10"><text:span text:style-name="T9"/></text:p>
          </draw:text-box>
        </draw:frame>
        <draw:frame draw:style-name="gr16" draw:text-style-name="P12" draw:layer="layout" svg:width="4.128cm" svg:height="1.27cm" svg:x="18.462cm" svg:y="5.127cm">
          <draw:text-box>
            <text:p><text:span text:style-name="T8">进一步改进</text:span></text:p>
          </draw:text-box>
        </draw:frame>
        <draw:frame draw:style-name="gr15" draw:text-style-name="P12" draw:layer="layout" svg:width="4.127cm" svg:height="2.223cm" svg:x="18.462cm" svg:y="14.017cm">
          <draw:text-box>
            <text:p><text:span text:style-name="T8">进一步改进</text:span></text:p>
          </draw:text-box>
        </draw:frame>
        <draw:frame draw:style-name="gr17" draw:text-style-name="P14" draw:layer="layout" svg:width="2.857cm" svg:height="1.588cm" svg:x="2.905cm" svg:y="8.302cm">
          <draw:text-box>
            <text:p text:style-name="P13"><text:span text:style-name="T10">主线</text:span></text:p>
          </draw:text-box>
        </draw:frame>
        <draw:line draw:style-name="gr18" draw:text-style-name="P6" draw:layer="layout" svg:x1="1.635cm" svg:y1="1.952cm" svg:x2="4.81cm" svg:y2="1.952cm">
          <text:p/>
        </draw:line>
        <draw:line draw:style-name="gr19" draw:text-style-name="P6" draw:layer="layout" svg:x1="1.635cm" svg:y1="2.587cm" svg:x2="4.81cm" svg:y2="2.587cm">
          <text:p/>
        </draw:line>
        <draw:line draw:style-name="gr20" draw:text-style-name="P6" draw:layer="layout" svg:x1="1.635cm" svg:y1="3.222cm" svg:x2="4.81cm" svg:y2="3.222cm">
          <text:p/>
        </draw:line>
        <draw:frame draw:style-name="gr21" draw:text-style-name="P8" draw:layer="layout" svg:width="3.81cm" svg:height="1.479cm" svg:x="4.81cm" svg:y="1.447cm">
          <draw:text-box>
            <text:p><text:span text:style-name="T11">软件</text:span><text:span text:style-name="T11">A</text:span><text:span text:style-name="T11">的主线</text:span></text:p>
          </draw:text-box>
        </draw:frame>
        <draw:line draw:style-name="gr18" draw:text-style-name="P6" draw:layer="layout" svg:x1="1.636cm" svg:y1="1.952cm" svg:x2="4.811cm" svg:y2="1.952cm">
          <text:p/>
        </draw:line>
        <draw:frame draw:style-name="gr21" draw:text-style-name="P9" draw:layer="layout" svg:width="4.445cm" svg:height="1.479cm" svg:x="4.81cm" svg:y="2.098cm">
          <draw:text-box>
            <text:p><text:span text:style-name="T12">团队</text:span><text:span text:style-name="T12">X</text:span><text:span text:style-name="T12">的分支</text:span></text:p>
          </draw:text-box>
        </draw:frame>
        <draw:frame draw:style-name="gr21" draw:text-style-name="P15" draw:layer="layout" svg:width="4.762cm" svg:height="1.479cm" svg:x="4.81cm" svg:y="2.696cm">
          <draw:text-box>
            <text:p><text:span text:style-name="T13">商业公司</text:span><text:span text:style-name="T13">Y</text:span><text:span text:style-name="T13">的分支</text:span></text:p>
          </draw:text-box>
        </draw:frame>
        <draw:frame draw:style-name="gr22" draw:text-style-name="P17" draw:layer="layout" svg:width="5.398cm" svg:height="1.587cm" svg:x="23.224cm" svg:y="18.462cm">
          <draw:text-box>
            <text:p text:style-name="P16"><text:span text:style-name="T9">酷安</text:span><text:span text:style-name="T9">@HeroCreeper</text:span></text:p>
            <text:p text:style-name="P16"><text:span text:style-name="T9">CC-BY-SA 4.0</text:span></text:p>
          </draw:text-box>
        </draw:frame>
        <draw:custom-shape draw:style-name="gr23" draw:text-style-name="P7" draw:layer="layout" svg:width="15.557cm" svg:height="2.857cm" svg:x="12.43cm" svg:y="13.7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5.557cm" svg:height="1.421cm" svg:x="12.43cm" svg:y="16.557cm">
          <draw:text-box>
            <text:p text:style-name="P18"><text:span text:style-name="T14">私有软件无法帮助社区进行改进</text:span></text:p>
          </draw:text-box>
        </draw:frame>
        <draw:frame draw:style-name="gr15" draw:text-style-name="P11" draw:layer="layout" svg:width="3.81cm" svg:height="2.223cm" svg:x="19.097cm" svg:y="8.619cm">
          <draw:text-box>
            <text:p text:style-name="P10"><text:span text:style-name="T9">(</text:span><text:span text:style-name="T9">因为</text:span><text:span text:style-name="T9">LGPL</text:span><text:span text:style-name="T9">可转换为</text:span><text:span text:style-name="T9">GPL</text:span><text:span text:style-name="T9">的特性</text:span><text:span text:style-name="T9">)</text:span></text:p>
          </draw:text-box>
        </draw:frame>
        <draw:line draw:style-name="gr24" draw:text-style-name="P6" draw:layer="layout" svg:x1="17.827cm" svg:y1="9.89cm" svg:x2="22.59cm" svg:y2="6.397cm">
          <text:p/>
        </draw:line>
        <draw:frame draw:style-name="gr25" draw:text-style-name="P20" draw:layer="layout" svg:width="4.127cm" svg:height="1.691cm" svg:x="2.749cm" svg:y="18.145cm">
          <draw:text-box>
            <text:p text:style-name="P19"><text:span text:style-name="T8">LGPL</text:span><text:span text:style-name="T8">不存在链接兼容性问题。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30T17:02:29.743312222</meta:creation-date>
    <dc:date>2021-08-31T15:05:20.127367452</dc:date>
    <meta:editing-duration>PT57M1S</meta:editing-duration>
    <meta:editing-cycles>31</meta:editing-cycles>
    <meta:generator>LibreOffice/7.1.5.2$Linux_X86_64 LibreOffice_project/10$Build-2</meta:generator>
    <meta:document-statistic meta:object-count="38"/>
  </office:meta>
</office:document-meta>
</file>